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g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ag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_age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n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pren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adres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m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f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_bonu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t</text:p>
          </table:table-cell>
          <table:table-cell office:value-type="string" calcext:value-type="string">
            <text:p>vehicule_touri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v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que_v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_im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_puiss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_por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_passag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ehicule_utili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_marq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_imm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_puiss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_pa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_pa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_long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u_largeu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gent_d’ass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ag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_agen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t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cont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_contra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27:15.529142759</meta:creation-date>
    <dc:date>2020-07-07T14:59:40.729986973</dc:date>
    <meta:editing-duration>PT1H12M46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